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9.2225">
            <text:p>89.2225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97.5389">
            <text:p>97.538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6053">
            <text:p>96.605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7.18">
            <text:p>97.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2727">
            <text:p>98.2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528">
            <text:p>97.252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7263">
            <text:p>98.726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783">
            <text:p>97.878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412">
            <text:p>99.2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16">
            <text:p>99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7222">
            <text:p>97.722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7907">
            <text:p>96.790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7583">
            <text:p>96.7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7583">
            <text:p>96.7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095">
            <text:p>97.30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539">
            <text:p>99.2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222">
            <text:p>98.1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2087">
            <text:p>96.20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0813">
            <text:p>96.081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462">
            <text:p>97.7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5077">
            <text:p>98.5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7148">
            <text:p>97.714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9057">
            <text:p>96.905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265">
            <text:p>97.726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8.5214">
            <text:p>98.5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8473">
            <text:p>96.847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1615">
            <text:p>96.1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143">
            <text:p>97.7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869">
            <text:p>97.886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571">
            <text:p>96.3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0643">
            <text:p>97.0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5783">
            <text:p>96.578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6273">
            <text:p>95.6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8.5813">
            <text:p>98.5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95">
            <text:p>96.69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6647">
            <text:p>95.6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8429">
            <text:p>97.8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75">
            <text:p>98.17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6119">
            <text:p>96.611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95">
            <text:p>97.9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9549">
            <text:p>96.954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3563">
            <text:p>97.356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56">
            <text:p>96.5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2727">
            <text:p>98.27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4313">
            <text:p>97.431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8.4308">
            <text:p>98.4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8556">
            <text:p>95.8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3553">
            <text:p>97.355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6091">
            <text:p>98.609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9778">
            <text:p>96.97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658">
            <text:p>97.865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8765">
            <text:p>96.87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1675">
            <text:p>96.167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3243">
            <text:p>97.324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5091">
            <text:p>96.5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1724">
            <text:p>98.172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0588">
            <text:p>98.058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18">
            <text:p>95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4706">
            <text:p>97.4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7158">
            <text:p>98.715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3938">
            <text:p>97.3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0529">
            <text:p>98.052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3938">
            <text:p>97.3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05">
            <text:p>98.0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9.2059">
            <text:p>99.2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56">
            <text:p>98.5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1862">
            <text:p>98.186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5919">
            <text:p>97.591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9591">
            <text:p>96.95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65">
            <text:p>98.6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8381">
            <text:p>96.83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17">
            <text:p>98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9419">
            <text:p>96.941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2379">
            <text:p>96.237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087">
            <text:p>97.0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9706">
            <text:p>97.9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037">
            <text:p>97.703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8.0529">
            <text:p>98.052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1556">
            <text:p>98.1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7462">
            <text:p>97.7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75">
            <text:p>97.97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6515">
            <text:p>96.65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325">
            <text:p>98.3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545">
            <text:p>96.4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3177">
            <text:p>96.317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081">
            <text:p>97.608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5467">
            <text:p>98.5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167">
            <text:p>99.2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5267">
            <text:p>98.52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3813">
            <text:p>97.3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114">
            <text:p>97.21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435">
            <text:p>97.84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9226">
            <text:p>96.922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6781">
            <text:p>97.678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5611">
            <text:p>97.5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968">
            <text:p>99.196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3161">
            <text:p>96.316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.1632">
            <text:p>98.16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0556">
            <text:p>97.0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4308">
            <text:p>98.4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975">
            <text:p>97.9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579">
            <text:p>95.5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0786">
            <text:p>97.0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4389">
            <text:p>96.4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8889">
            <text:p>95.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5389">
            <text:p>97.5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919">
            <text:p>97.591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6643">
            <text:p>95.6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8367">
            <text:p>96.83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7739">
            <text:p>98.773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8.5733">
            <text:p>98.5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6444">
            <text:p>96.644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072">
            <text:p>97.1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8191">
            <text:p>95.8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1826">
            <text:p>96.182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4611">
            <text:p>96.4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604">
            <text:p>97.6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389">
            <text:p>97.5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1632">
            <text:p>98.16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4929">
            <text:p>98.4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12">
            <text:p>97.6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8311">
            <text:p>97.83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5.075">
            <text:p>95.0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1632">
            <text:p>99.16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6316">
            <text:p>97.6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3417">
            <text:p>98.3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222">
            <text:p>99.2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8.5333">
            <text:p>98.5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4182">
            <text:p>96.418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8414">
            <text:p>96.84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4588">
            <text:p>97.458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6.6484">
            <text:p>96.648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2807">
            <text:p>97.280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29">
            <text:p>96.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4611">
            <text:p>96.4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5222">
            <text:p>95.522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9318">
            <text:p>96.93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5.5941">
            <text:p>95.59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1909">
            <text:p>99.1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5273">
            <text:p>96.5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8733">
            <text:p>95.87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0313">
            <text:p>96.0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3813">
            <text:p>97.3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5882">
            <text:p>98.588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3429">
            <text:p>98.34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3042">
            <text:p>96.30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1038">
            <text:p>96.103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788">
            <text:p>97.078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815">
            <text:p>96.981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4036">
            <text:p>97.40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4454">
            <text:p>97.445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626">
            <text:p>96.62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2034">
            <text:p>98.20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3">
            <text:p>97.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7409">
            <text:p>98.74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7515">
            <text:p>97.751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5814">
            <text:p>97.581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163">
            <text:p>95.1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5.3875">
            <text:p>95.38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529">
            <text:p>98.052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4706">
            <text:p>97.4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1552">
            <text:p>97.155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4455">
            <text:p>97.4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2629">
            <text:p>98.26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655">
            <text:p>98.165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8572">
            <text:p>97.85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3816">
            <text:p>96.381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391">
            <text:p>97.939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715">
            <text:p>96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008">
            <text:p>98.00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5">
            <text:p>99.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7">
            <text:p>97.2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667">
            <text:p>96.5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4546">
            <text:p>97.454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5357">
            <text:p>98.5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8833">
            <text:p>96.88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75">
            <text:p>97.9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0091">
            <text:p>98.009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867">
            <text:p>97.8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1">
            <text:p>96.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0556">
            <text:p>97.0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057">
            <text:p>97.205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9111">
            <text:p>95.9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177">
            <text:p>98.017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278">
            <text:p>97.5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0571">
            <text:p>97.057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0309">
            <text:p>97.030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333">
            <text:p>97.8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5733">
            <text:p>98.5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3324">
            <text:p>98.332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18">
            <text:p>97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9267">
            <text:p>97.9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4982">
            <text:p>96.498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9231">
            <text:p>96.92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195">
            <text:p>97.19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9077">
            <text:p>96.90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072">
            <text:p>98.507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3677">
            <text:p>97.367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2524">
            <text:p>98.252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2387">
            <text:p>98.238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9792">
            <text:p>97.979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735">
            <text:p>96.373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0556">
            <text:p>98.055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715">
            <text:p>97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0042">
            <text:p>98.00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1214">
            <text:p>97.1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6294">
            <text:p>97.629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6.685">
            <text:p>96.68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4375">
            <text:p>95.4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73">
            <text:p>97.7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8.5357">
            <text:p>98.5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12">
            <text:p>97.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4154">
            <text:p>98.4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4786">
            <text:p>98.4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">
            <text:p>97.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2667">
            <text:p>97.2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6313">
            <text:p>98.6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4722">
            <text:p>96.47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1483">
            <text:p>97.148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539">
            <text:p>99.2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333">
            <text:p>95.8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0342">
            <text:p>97.034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975">
            <text:p>97.9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0786">
            <text:p>97.0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9227">
            <text:p>96.92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167">
            <text:p>99.2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1211">
            <text:p>98.1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385">
            <text:p>96.9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SUM([.A1:.A500])/500" office:value-type="float" office:value="98.0243526000002">
            <text:p>98.0243526</text:p>
          </table:table-cell>
          <table:table-cell table:formula="of:=SUM([.B1:.B500])/500" office:value-type="float" office:value="15.796">
            <text:p>15.7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04/15/2011</text:date>, <text:time>17:3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5T17:31:32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